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MethodArgumentResolverTests.resolveArgum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Tests.resolveArgumen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MessageHeaderAccessor.Test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MethodArgumentResolverTests.resolveArgumentNativ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MethodArgumentResolverTests.resolveOptionalHeaderWit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MethodArgumentResolverTests.handleMessage( @ Header String param1 , @ Header ( name = "name" , defaultValue = "bar" ) String param2 , @ Header ( name = "name" , defaultValue = "#{systemProperties.systemProperty}" ) String param3 , @ Header ( name = "#{systemProperties.systemProperty}" ) String param4 , String param5 , @ Header ( "foo" ) Optional &lt; String &gt; param6 , @ Header ( "nativeHeaders.param1" ) String nativeHeader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MethodArgumentResolverTests.resolveArgumentNativeHeaderAmbigu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aderMethodArgumentResolverTests.resolveDefaultValue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aderMethodArgumentResolverTests.resolveNam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aderMethodArgumentResolverTests.resolveOptionalHeaderA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